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 style:shadow="none" style:may-break-between-rows="true" table:border-model="collapsing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6" style:family="table-row">
      <style:table-row-properties fo:keep-together="auto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f0c8b" officeooo:paragraph-rsid="001f0c8b"/>
    </style:style>
    <style:style style:name="P2" style:family="paragraph" style:parent-style-name="Standard">
      <style:text-properties officeooo:rsid="001f0c8b" officeooo:paragraph-rsid="001f0c8b"/>
    </style:style>
    <style:style style:name="P3" style:family="paragraph" style:parent-style-name="Standard" style:list-style-name="L1">
      <style:text-properties officeooo:rsid="001f0c8b" officeooo:paragraph-rsid="001f0c8b"/>
    </style:style>
    <style:style style:name="P4" style:family="paragraph" style:parent-style-name="Standard">
      <style:text-properties officeooo:rsid="0020d07a" officeooo:paragraph-rsid="0020d07a"/>
    </style:style>
    <style:style style:name="P5" style:family="paragraph" style:parent-style-name="Standard">
      <style:text-properties officeooo:rsid="00280ba7" officeooo:paragraph-rsid="00280ba7"/>
    </style:style>
    <style:style style:name="P6" style:family="paragraph" style:parent-style-name="Standard">
      <style:text-properties fo:font-style="italic" officeooo:rsid="0028d9f0" officeooo:paragraph-rsid="0028d9f0" style:font-style-asian="italic" style:font-style-complex="italic"/>
    </style:style>
    <style:style style:name="P7" style:family="paragraph" style:parent-style-name="Standard">
      <style:text-properties fo:font-style="italic" officeooo:rsid="002229d3" officeooo:paragraph-rsid="002229d3" style:font-style-asian="italic" style:font-style-complex="italic"/>
    </style:style>
    <style:style style:name="P8" style:family="paragraph" style:parent-style-name="Standard">
      <style:text-properties fo:font-style="italic" officeooo:rsid="0020d07a" officeooo:paragraph-rsid="0020d07a" style:font-style-asian="italic" style:font-style-complex="italic"/>
    </style:style>
    <style:style style:name="P9" style:family="paragraph" style:parent-style-name="Standard">
      <style:text-properties fo:font-style="italic" officeooo:rsid="0024130f" officeooo:paragraph-rsid="0024130f" style:font-style-asian="italic" style:font-style-complex="italic"/>
    </style:style>
    <style:style style:name="P10" style:family="paragraph" style:parent-style-name="Standard">
      <style:text-properties fo:font-style="italic" officeooo:rsid="003f4bbb" officeooo:paragraph-rsid="003f4bbb" style:font-style-asian="italic" style:font-style-complex="italic"/>
    </style:style>
    <style:style style:name="P11" style:family="paragraph" style:parent-style-name="Standard">
      <style:text-properties fo:font-style="italic" officeooo:rsid="0040e031" officeooo:paragraph-rsid="0040e031" style:font-style-asian="italic" style:font-style-complex="italic"/>
    </style:style>
    <style:style style:name="P12" style:family="paragraph" style:parent-style-name="Standard">
      <style:text-properties fo:font-style="italic" officeooo:rsid="004eba9c" officeooo:paragraph-rsid="004eba9c" style:font-style-asian="italic" style:font-style-complex="italic"/>
    </style:style>
    <style:style style:name="P13" style:family="paragraph" style:parent-style-name="Standard">
      <style:text-properties officeooo:rsid="003093bf" officeooo:paragraph-rsid="003093bf"/>
    </style:style>
    <style:style style:name="P14" style:family="paragraph" style:parent-style-name="Standard">
      <style:text-properties officeooo:rsid="0033ad48" officeooo:paragraph-rsid="0033ad48"/>
    </style:style>
    <style:style style:name="P15" style:family="paragraph" style:parent-style-name="Standard">
      <style:text-properties officeooo:rsid="0034a614" officeooo:paragraph-rsid="0034a614"/>
    </style:style>
    <style:style style:name="P16" style:family="paragraph" style:parent-style-name="Standard" style:list-style-name="L2">
      <style:text-properties officeooo:rsid="0034a614" officeooo:paragraph-rsid="0034a614"/>
    </style:style>
    <style:style style:name="P17" style:family="paragraph" style:parent-style-name="Standard">
      <style:text-properties officeooo:rsid="00381b58" officeooo:paragraph-rsid="00381b58"/>
    </style:style>
    <style:style style:name="P18" style:family="paragraph" style:parent-style-name="Standard" style:list-style-name="L4">
      <style:text-properties officeooo:rsid="00381b58" officeooo:paragraph-rsid="00381b58"/>
    </style:style>
    <style:style style:name="P19" style:family="paragraph" style:parent-style-name="Standard">
      <style:text-properties officeooo:rsid="0039658d" officeooo:paragraph-rsid="0039658d"/>
    </style:style>
    <style:style style:name="P20" style:family="paragraph" style:parent-style-name="Standard">
      <style:text-properties officeooo:rsid="003a3838" officeooo:paragraph-rsid="0039658d"/>
    </style:style>
    <style:style style:name="P21" style:family="paragraph" style:parent-style-name="Standard">
      <style:text-properties officeooo:rsid="003ad742" officeooo:paragraph-rsid="003ad742"/>
    </style:style>
    <style:style style:name="P22" style:family="paragraph" style:parent-style-name="Standard">
      <style:text-properties officeooo:rsid="003f4bbb" officeooo:paragraph-rsid="003f4bbb"/>
    </style:style>
    <style:style style:name="P23" style:family="paragraph" style:parent-style-name="Standard">
      <style:text-properties officeooo:rsid="0045285e" officeooo:paragraph-rsid="0045285e"/>
    </style:style>
    <style:style style:name="P24" style:family="paragraph" style:parent-style-name="Standard">
      <style:text-properties officeooo:rsid="00488a3b" officeooo:paragraph-rsid="00488a3b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12f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0c8b" officeooo:paragraph-rsid="001f0c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0c8b" officeooo:paragraph-rsid="0020d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fe7" officeooo:paragraph-rsid="00312f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2de13" officeooo:paragraph-rsid="0042de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312fe7" officeooo:paragraph-rsid="00312fe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312fe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able_20_Contents">
      <style:text-properties officeooo:rsid="003f4bbb" officeooo:paragraph-rsid="003f4bbb"/>
    </style:style>
    <style:style style:name="P36" style:family="paragraph" style:parent-style-name="Text_20_body">
      <style:text-properties officeooo:rsid="0042de13" officeooo:paragraph-rsid="0042de13"/>
    </style:style>
    <style:style style:name="T1" style:family="text">
      <style:text-properties officeooo:rsid="0020d07a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20d07a"/>
    </style:style>
    <style:style style:name="T4" style:family="text">
      <style:text-properties style:text-position="sub 58%" officeooo:rsid="00312fe7"/>
    </style:style>
    <style:style style:name="T5" style:family="text">
      <style:text-properties style:text-position="sub 58%" fo:font-style="italic" style:font-style-asian="italic" style:font-style-complex="italic"/>
    </style:style>
    <style:style style:name="T6" style:family="text">
      <style:text-properties style:text-position="sub 58%" fo:font-style="italic" officeooo:rsid="00312fe7" style:font-style-asian="italic" style:font-style-complex="italic"/>
    </style:style>
    <style:style style:name="T7" style:family="text">
      <style:text-properties style:text-position="sub 58%" officeooo:rsid="004a63b2"/>
    </style:style>
    <style:style style:name="T8" style:family="text">
      <style:text-properties style:text-position="sub 58%" officeooo:rsid="004cd891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20d07a"/>
    </style:style>
    <style:style style:name="T11" style:family="text">
      <style:text-properties style:text-position="0% 100%" officeooo:rsid="00264098"/>
    </style:style>
    <style:style style:name="T12" style:family="text">
      <style:text-properties style:text-position="0% 100%" officeooo:rsid="004a63b2"/>
    </style:style>
    <style:style style:name="T13" style:family="text">
      <style:text-properties style:text-position="0% 100%" officeooo:rsid="004cd891"/>
    </style:style>
    <style:style style:name="T14" style:family="text">
      <style:text-properties officeooo:rsid="00264098"/>
    </style:style>
    <style:style style:name="T15" style:family="text">
      <style:text-properties style:text-position="super 58%"/>
    </style:style>
    <style:style style:name="T16" style:family="text">
      <style:text-properties officeooo:rsid="0028d9f0"/>
    </style:style>
    <style:style style:name="T17" style:family="text">
      <style:text-properties officeooo:rsid="002a5b72"/>
    </style:style>
    <style:style style:name="T18" style:family="text">
      <style:text-properties officeooo:rsid="002f9f04"/>
    </style:style>
    <style:style style:name="T19" style:family="text">
      <style:text-properties officeooo:rsid="00347f50"/>
    </style:style>
    <style:style style:name="T20" style:family="text">
      <style:text-properties officeooo:rsid="00386378"/>
    </style:style>
    <style:style style:name="T21" style:family="text">
      <style:text-properties officeooo:rsid="003a3838"/>
    </style:style>
    <style:style style:name="T22" style:family="text">
      <style:text-properties officeooo:rsid="0040e031"/>
    </style:style>
    <style:style style:name="T23" style:family="text">
      <style:text-properties officeooo:rsid="0041b38a"/>
    </style:style>
    <style:style style:name="T24" style:family="text">
      <style:text-properties officeooo:rsid="0042de13"/>
    </style:style>
    <style:style style:name="T25" style:family="text">
      <style:text-properties officeooo:rsid="0045285e"/>
    </style:style>
    <style:style style:name="T26" style:family="text">
      <style:text-properties officeooo:rsid="0046d175"/>
    </style:style>
    <style:style style:name="T27" style:family="text">
      <style:text-properties officeooo:rsid="00488a3b"/>
    </style:style>
    <style:style style:name="T28" style:family="text">
      <style:text-properties officeooo:rsid="004a63b2"/>
    </style:style>
    <style:style style:name="T29" style:family="text">
      <style:text-properties officeooo:rsid="004a6cf1"/>
    </style:style>
    <style:style style:name="T30" style:family="text">
      <style:text-properties officeooo:rsid="004b83d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présentation de l’information</text:p>
      <text:p text:style-name="Subtitle">Test 1 – 2022 </text:p>
      <text:p text:style-name="P36"/>
      <text:p text:style-name="P36">Nom : ……………………………………………………..</text:p>
      <text:p text:style-name="P36">Prénom : …………………………………………………. </text:p>
      <text:p text:style-name="P36">Classe : ……………………………………………………</text:p>
      <text:p text:style-name="P36"/>
      <table:table table:name="Tableau4" table:style-name="Tableau4" table:template-name="Default Style">
        <table:table-column table:style-name="Tableau4.A" table:number-columns-repeated="2"/>
        <table:table-row table:style-name="TableLine511066608">
          <table:table-cell table:style-name="Tableau4.A1" office:value-type="string">
            <text:p text:style-name="P30">Nombre de points</text:p>
          </table:table-cell>
          <table:table-cell table:style-name="Tableau4.B1" office:value-type="string">
            <text:p text:style-name="P31">/ <text:span text:style-name="T24">20</text:span></text:p>
          </table:table-cell>
        </table:table-row>
        <table:table-row table:style-name="TableLine511066608">
          <table:table-cell table:style-name="Tableau4.A2" office:value-type="string">
            <text:p text:style-name="P30">Note</text:p>
          </table:table-cell>
          <table:table-cell table:style-name="Tableau4.B2" office:value-type="string">
            <text:p text:style-name="P32"/>
          </table:table-cell>
        </table:table-row>
      </table:table>
      <text:p text:style-name="P36"/>
      <text:h text:style-name="Heading_20_1" text:outline-level="1"><text:span text:style-name="T17">A. </text:span>Notation binaire, décimale et hexadécimale</text:h>
      <text:h text:style-name="Heading_20_1" text:outline-level="1">Question 1 <text:span text:style-name="T16">(1 point)</text:span></text:h>
      <text:p text:style-name="P5"/>
      <text:p text:style-name="P5">Combien faut-il de bits pour coder les valeurs <text:span text:style-name="T18">entières</text:span> de 0<text:span text:style-name="T2">10</text:span> (2<text:span text:style-name="T15">10</text:span><text:span text:style-name="T2">2</text:span> – 1<text:span text:style-name="T2">2</text:span>) à 1023<text:span text:style-name="T2">10</text:span> (2<text:span text:style-name="T15">10</text:span><text:span text:style-name="T2">2</text:span> – 1<text:span text:style-name="T2">2</text:span>)</text:p>
      <text:p text:style-name="P5"/>
      <text:p text:style-name="P23">Conseil : pour répondre à la question, vous pouvez remplir un tableau avec les puissances de 2 et leur valeur en décimal </text:p>
      <text:p text:style-name="P2"/>
      <text:p text:style-name="P6">Il faut 10 bits</text:p>
      <text:h text:style-name="Heading_20_2" text:outline-level="2">Q<text:span text:style-name="T1">uestion</text:span> <text:span text:style-name="T16">2</text:span> : Tableau de conversion <text:span text:style-name="T1">de </text:span><text:span text:style-name="T14">0</text:span><text:span text:style-name="T3">10 </text:span><text:span text:style-name="T10">à 1</text:span><text:span text:style-name="T11">5</text:span><text:span text:style-name="T3">10</text:span><text:span text:style-name="T10"> (5 points)</text:span></text:h>
      <text:p text:style-name="P2"/>
      <text:p text:style-name="P2">Complétez le tableau suivant en respectant :</text:p>
      <text:p text:style-name="P2"/>
      <text:list xml:id="list1983769312" text:style-name="L1">
        <text:list-item>
          <text:p text:style-name="P3">chaque ligne représente la même valeur en binaire, décimal et hexadécimal</text:p>
        </text:list-item>
        <text:list-item>
          <text:p text:style-name="P3">4 bits sont utilisés pour la représentation binaire</text:p>
        </text:list-item>
      </text:list>
      <text:p text:style-name="P2"/>
      <table:table table:name="Tableau1" table:style-name="Tableau1" table:template-name="Default Style">
        <table:table-column table:style-name="Tableau1.A" table:number-columns-repeated="3"/>
        <table:table-row table:style-name="TableLine609513104">
          <table:table-cell table:style-name="Tableau1.A1" office:value-type="string">
            <text:p text:style-name="P27">Notation en binaire</text:p>
          </table:table-cell>
          <table:table-cell table:style-name="Tableau1.A1" office:value-type="string">
            <text:p text:style-name="P27">Notation décimale</text:p>
          </table:table-cell>
          <table:table-cell table:style-name="Tableau1.C1" office:value-type="string">
            <text:p text:style-name="P27">Notation hexadécimale</text:p>
          </table:table-cell>
        </table:table-row>
        <table:table-row table:style-name="TableLine609513104">
          <table:table-cell table:style-name="Tableau1.A2" office:value-type="string">
            <text:p text:style-name="P28">0000<text:span text:style-name="T3">2</text:span></text:p>
          </table:table-cell>
          <table:table-cell table:style-name="Tableau1.A2" office:value-type="string">
            <text:p text:style-name="P28">0<text:span text:style-name="T3">10</text:span></text:p>
          </table:table-cell>
          <table:table-cell table:style-name="Tableau1.C2" office:value-type="string">
            <text:p text:style-name="P28">0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0001<text:span text:style-name="T3">2</text:span></text:p>
          </table:table-cell>
          <table:table-cell table:style-name="Tableau1.A2" office:value-type="string">
            <text:p text:style-name="P28">1<text:span text:style-name="T3">10</text:span></text:p>
          </table:table-cell>
          <table:table-cell table:style-name="Tableau1.C2" office:value-type="string">
            <text:p text:style-name="P28">1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0010<text:span text:style-name="T3">2</text:span></text:p>
          </table:table-cell>
          <table:table-cell table:style-name="Tableau1.A2" office:value-type="string">
            <text:p text:style-name="P28">2<text:span text:style-name="T3">10</text:span></text:p>
          </table:table-cell>
          <table:table-cell table:style-name="Tableau1.C2" office:value-type="string">
            <text:p text:style-name="P28">2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0011<text:span text:style-name="T3">2</text:span></text:p>
          </table:table-cell>
          <table:table-cell table:style-name="Tableau1.A2" office:value-type="string">
            <text:p text:style-name="P28">3<text:span text:style-name="T3">10</text:span></text:p>
          </table:table-cell>
          <table:table-cell table:style-name="Tableau1.C2" office:value-type="string">
            <text:p text:style-name="P28">3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0100<text:span text:style-name="T3">2</text:span></text:p>
          </table:table-cell>
          <table:table-cell table:style-name="Tableau1.A2" office:value-type="string">
            <text:p text:style-name="P28">4<text:span text:style-name="T3">10</text:span></text:p>
          </table:table-cell>
          <table:table-cell table:style-name="Tableau1.C2" office:value-type="string">
            <text:p text:style-name="P28">4<text:span text:style-name="T3">16</text:span></text:p>
          </table:table-cell>
        </table:table-row>
        <text:soft-page-break/>
        <table:table-row table:style-name="TableLine609513104">
          <table:table-cell table:style-name="Tableau1.A2" office:value-type="string">
            <text:p text:style-name="P28">0101<text:span text:style-name="T3">2</text:span></text:p>
          </table:table-cell>
          <table:table-cell table:style-name="Tableau1.A2" office:value-type="string">
            <text:p text:style-name="P28">5<text:span text:style-name="T3">10</text:span></text:p>
          </table:table-cell>
          <table:table-cell table:style-name="Tableau1.C2" office:value-type="string">
            <text:p text:style-name="P28">5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0110<text:span text:style-name="T3">2</text:span></text:p>
          </table:table-cell>
          <table:table-cell table:style-name="Tableau1.A2" office:value-type="string">
            <text:p text:style-name="P28">6<text:span text:style-name="T3">10</text:span></text:p>
          </table:table-cell>
          <table:table-cell table:style-name="Tableau1.C2" office:value-type="string">
            <text:p text:style-name="P28">6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0111<text:span text:style-name="T3">2</text:span></text:p>
          </table:table-cell>
          <table:table-cell table:style-name="Tableau1.A2" office:value-type="string">
            <text:p text:style-name="P28">7<text:span text:style-name="T3">10</text:span></text:p>
          </table:table-cell>
          <table:table-cell table:style-name="Tableau1.C2" office:value-type="string">
            <text:p text:style-name="P28">7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1000<text:span text:style-name="T3">2</text:span></text:p>
          </table:table-cell>
          <table:table-cell table:style-name="Tableau1.A2" office:value-type="string">
            <text:p text:style-name="P28">8<text:span text:style-name="T3">10</text:span></text:p>
          </table:table-cell>
          <table:table-cell table:style-name="Tableau1.C2" office:value-type="string">
            <text:p text:style-name="P28">8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1001<text:span text:style-name="T3">2</text:span></text:p>
          </table:table-cell>
          <table:table-cell table:style-name="Tableau1.A2" office:value-type="string">
            <text:p text:style-name="P28">9<text:span text:style-name="T3">10</text:span></text:p>
          </table:table-cell>
          <table:table-cell table:style-name="Tableau1.C2" office:value-type="string">
            <text:p text:style-name="P28">9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1010<text:span text:style-name="T3">2</text:span></text:p>
          </table:table-cell>
          <table:table-cell table:style-name="Tableau1.A2" office:value-type="string">
            <text:p text:style-name="P28">10<text:span text:style-name="T3">10</text:span></text:p>
          </table:table-cell>
          <table:table-cell table:style-name="Tableau1.C2" office:value-type="string">
            <text:p text:style-name="P28">A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1011<text:span text:style-name="T3">2</text:span></text:p>
          </table:table-cell>
          <table:table-cell table:style-name="Tableau1.A2" office:value-type="string">
            <text:p text:style-name="P28">11<text:span text:style-name="T3">10</text:span></text:p>
          </table:table-cell>
          <table:table-cell table:style-name="Tableau1.C2" office:value-type="string">
            <text:p text:style-name="P28">B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1100<text:span text:style-name="T3">2</text:span></text:p>
          </table:table-cell>
          <table:table-cell table:style-name="Tableau1.A2" office:value-type="string">
            <text:p text:style-name="P28">12<text:span text:style-name="T3">10</text:span></text:p>
          </table:table-cell>
          <table:table-cell table:style-name="Tableau1.C2" office:value-type="string">
            <text:p text:style-name="P28">C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1101<text:span text:style-name="T3">2</text:span></text:p>
          </table:table-cell>
          <table:table-cell table:style-name="Tableau1.A2" office:value-type="string">
            <text:p text:style-name="P28">13<text:span text:style-name="T3">10</text:span></text:p>
          </table:table-cell>
          <table:table-cell table:style-name="Tableau1.C2" office:value-type="string">
            <text:p text:style-name="P28">D<text:span text:style-name="T3">16</text:span></text:p>
          </table:table-cell>
        </table:table-row>
        <table:table-row table:style-name="Tableau1.16">
          <table:table-cell table:style-name="Tableau1.A2" office:value-type="string">
            <text:p text:style-name="P28">1110<text:span text:style-name="T3">2</text:span></text:p>
          </table:table-cell>
          <table:table-cell table:style-name="Tableau1.A2" office:value-type="string">
            <text:p text:style-name="P28">14<text:span text:style-name="T3">10</text:span></text:p>
          </table:table-cell>
          <table:table-cell table:style-name="Tableau1.C2" office:value-type="string">
            <text:p text:style-name="P28">E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8">1111<text:span text:style-name="T3">2</text:span></text:p>
          </table:table-cell>
          <table:table-cell table:style-name="Tableau1.A2" office:value-type="string">
            <text:p text:style-name="P28">15<text:span text:style-name="T3">10</text:span></text:p>
          </table:table-cell>
          <table:table-cell table:style-name="Tableau1.C2" office:value-type="string">
            <text:p text:style-name="P28">F<text:span text:style-name="T3">16</text:span></text:p>
          </table:table-cell>
        </table:table-row>
      </table:table>
      <text:h text:style-name="Heading_20_2" text:outline-level="2"><text:span text:style-name="T1">Question</text:span> <text:span text:style-name="T16">3</text:span> : Conversions en binaire, décimal et hexadécimal <text:span text:style-name="T19">(</text:span><text:span text:style-name="T30">5</text:span><text:span text:style-name="T19"> points)</text:span></text:h>
      <text:p text:style-name="P2"/>
      <text:p text:style-name="P2">Complétez le tableau suivant :</text:p>
      <text:p text:style-name="P2"/>
      <table:table table:name="Tableau2" table:style-name="Tableau2" table:template-name="Default Style">
        <table:table-column table:style-name="Tableau2.A" table:number-columns-repeated="3"/>
        <table:table-row table:style-name="TableLine399461024">
          <table:table-cell table:style-name="Tableau2.A1" office:value-type="string">
            <text:p text:style-name="P29">Notation binaire</text:p>
          </table:table-cell>
          <table:table-cell table:style-name="Tableau2.A1" office:value-type="string">
            <text:p text:style-name="P29">Notation décimale</text:p>
          </table:table-cell>
          <table:table-cell table:style-name="Tableau2.C1" office:value-type="string">
            <text:p text:style-name="P29">Notation Hexadéclimale</text:p>
          </table:table-cell>
        </table:table-row>
        <table:table-row table:style-name="TableLine399461024">
          <table:table-cell table:style-name="Tableau2.A2" office:value-type="string">
            <text:p text:style-name="P25">11111100110<text:span text:style-name="T4">2</text:span></text:p>
          </table:table-cell>
          <table:table-cell table:style-name="Tableau2.A2" office:value-type="string">
            <text:p text:style-name="P33">2022<text:span text:style-name="T2">10</text:span></text:p>
          </table:table-cell>
          <table:table-cell table:style-name="Tableau2.C2" office:value-type="string">
            <text:p text:style-name="P33">7E6<text:span text:style-name="T2">16</text:span></text:p>
          </table:table-cell>
        </table:table-row>
        <table:table-row table:style-name="TableLine399461024">
          <table:table-cell table:style-name="Tableau2.A2" office:value-type="string">
            <text:p text:style-name="P34">101110101101<text:span text:style-name="T4">2</text:span></text:p>
          </table:table-cell>
          <table:table-cell table:style-name="Tableau2.A2" office:value-type="string">
            <text:p text:style-name="P33">2989<text:span text:style-name="T2">10</text:span></text:p>
          </table:table-cell>
          <table:table-cell table:style-name="Tableau2.C2" office:value-type="string">
            <text:p text:style-name="P26">BAD<text:span text:style-name="T6">16</text:span></text:p>
          </table:table-cell>
        </table:table-row>
        <table:table-row table:style-name="TableLine399461024">
          <table:table-cell table:style-name="Tableau2.A2" office:value-type="string">
            <text:p text:style-name="P34">1111101000<text:span text:style-name="T4">2</text:span></text:p>
          </table:table-cell>
          <table:table-cell table:style-name="Tableau2.A2" office:value-type="string">
            <text:p text:style-name="P29">1000<text:span text:style-name="T5">10</text:span></text:p>
          </table:table-cell>
          <table:table-cell table:style-name="Tableau2.C2" office:value-type="string">
            <text:p text:style-name="P33">3E8<text:span text:style-name="T2">16</text:span></text:p>
          </table:table-cell>
        </table:table-row>
      </table:table>
      <text:p text:style-name="P2"/>
      <text:p text:style-name="P2"/>
      <text:h text:style-name="Heading_20_1" text:outline-level="1"><text:span text:style-name="T17">B. </text:span>Les codes couleur</text:h>
      <text:p text:style-name="P4"/>
      <text:p text:style-name="P4">Lorsqu’on utilise le code couleur RGB (Red – Green – Blue), il est d’usage de coder chaque couleur primaire à l’aide d’un octet <text:span text:style-name="T26">(8 bits)</text:span>. <text:span text:style-name="T25">Il faut donc 3 octets </text:span><text:span text:style-name="T26">(24 bits)</text:span><text:span text:style-name="T25"> pour coder une couleur.</text:span></text:p>
      <text:p text:style-name="P4"/>
      <text:h text:style-name="Heading_20_2" text:outline-level="2">Question <text:span text:style-name="T16">4</text:span> <text:span text:style-name="T16">(2 points)</text:span> </text:h>
      <text:p text:style-name="P4"/>
      <text:p text:style-name="P4">Combien de nuances possibles (combien de couleurs) est-il possible de coder avec le système RGB. Donnez la réponse en décimal et en hexadécimal</text:p>
      <text:p text:style-name="P4"/>
      <text:p text:style-name="P4">Réponse :</text:p>
      <text:p text:style-name="P4"/>
      <text:p text:style-name="P7">En hexadécimal : FFFFFF<text:span text:style-name="T2">16</text:span><text:span text:style-name="T9"> </text:span><text:span text:style-name="T13">+ 1</text:span><text:span text:style-name="T8">16</text:span></text:p>
      <text:p text:style-name="P7"/>
      <text:p text:style-name="P7">En décimal : 16’277’216<text:span text:style-name="T2">10</text:span></text:p>
      <text:p text:style-name="P8"><text:soft-page-break/></text:p>
      <text:p text:style-name="P4"/>
      <text:h text:style-name="Heading_20_2" text:outline-level="2">Question <text:span text:style-name="T16">5</text:span>  <text:span text:style-name="T16">(2 points)</text:span></text:h>
      <text:p text:style-name="P4"/>
      <text:p text:style-name="P4">La couleur noir vaut 000000<text:span text:style-name="T2">16</text:span> et la couleur blanc vaut FFFFFF<text:span text:style-name="T2">16</text:span>. Quelle est le nom (en français) de la «couleur» 222222<text:span text:style-name="T2">16</text:span> et se situe-t-elle plutôt du côté noir, ou plutôt du côté blanc ?</text:p>
      <text:p text:style-name="P4"/>
      <text:p text:style-name="P4">Réponse :</text:p>
      <text:p text:style-name="P4"/>
      <text:p text:style-name="P9">Il s’agit de gris et elle se situe plutôt du côté noir (plus proche de 000000<text:span text:style-name="T2">16</text:span> que de FFFFFF<text:span text:style-name="T2">16</text:span>)</text:p>
      <text:p text:style-name="P4"/>
      <text:h text:style-name="Heading_20_1" text:outline-level="1">C. Le son</text:h>
      <text:p text:style-name="P13"/>
      <text:p text:style-name="P15">La numérisation d’un son passe par 3 étapes :</text:p>
      <text:p text:style-name="P15"/>
      <text:list xml:id="list188783289" text:style-name="L2">
        <text:list-item>
          <text:p text:style-name="P16">L’échantillonnage</text:p>
        </text:list-item>
        <text:list-item>
          <text:p text:style-name="P16">La quantification</text:p>
        </text:list-item>
        <text:list-item>
          <text:p text:style-name="P16">l’encodage</text:p>
        </text:list-item>
      </text:list>
      <text:p text:style-name="P13"/>
      <text:h text:style-name="Heading_20_2" text:outline-level="2">Question 6 <text:span text:style-name="T20">(2 points)</text:span></text:h>
      <text:p text:style-name="P14"/>
      <text:p text:style-name="P17">Sur le graphique suivant qui représente une période T d’un son pur de fréquence f entre <text:span text:style-name="T27">t</text:span>=0 et <text:span text:style-name="T27">t</text:span>=360, dessinez <text:span text:style-name="T20">sur la courbe les points d’échantillonnage reliés avec</text:span> :</text:p>
      <text:p text:style-name="P17"/>
      <text:list xml:id="list3524931297" text:style-name="L4">
        <text:list-item>
          <text:p text:style-name="P18">une fréquence d’échantillonnage f*2</text:p>
        </text:list-item>
        <text:list-item>
          <text:p text:style-name="P18">une fréquence d’échantillonnage f*4</text:p>
        </text:list-item>
      </text:list>
      <text:p text:style-name="P14"/>
      <text:p text:style-name="P14"><draw:frame draw:style-name="fr1" draw:name="Objet1" text:anchor-type="char" svg:x="1.746cm" svg:y="0.083cm" svg:width="13.55cm" svg:height="7.62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4"><text:soft-page-break/></text:p>
      <text:h text:style-name="Heading_20_2" text:outline-level="2">Question 7 (1 points)</text:h>
      <text:p text:style-name="P19"/>
      <text:p text:style-name="P19">Dans la seconde étape (la quantification), <text:span text:style-name="T21">on souhaite attribuer une valeur binaire aux points d’échantillonnage.</text:span></text:p>
      <text:p text:style-name="P20"/>
      <text:p text:style-name="P24">Si la fréquence d’échantillonnage est insuffisante (trop petite), quelles sont les fréquences qui disparaîtront ?</text:p>
      <text:p text:style-name="P21"/>
      <text:p text:style-name="P12">Les hautes fréquences</text:p>
      <text:h text:style-name="Heading_20_2" text:outline-level="2">Question 8 (<text:span text:style-name="T24">2</text:span> point)</text:h>
      <text:p text:style-name="P22"/>
      <text:p text:style-name="P22">Après les étapes d’échantillonnage et de quantification, on obtient les valeurs suivantes :</text:p>
      <text:p text:style-name="P22"/>
      <table:table table:name="Tableau3" table:style-name="Tableau3">
        <table:table-column table:style-name="Tableau3.A" table:number-columns-repeated="2"/>
        <table:table-row table:style-name="TableLine431417024">
          <table:table-cell table:style-name="Tableau3.A1" office:value-type="string">
            <text:p text:style-name="P35">Temps (en milliseconde)</text:p>
          </table:table-cell>
          <table:table-cell table:style-name="Tableau3.A1" office:value-type="string">
            <text:p text:style-name="P35">Valeur</text:p>
          </table:table-cell>
        </table:table-row>
        <table:table-row table:style-name="TableLine431417024">
          <table:table-cell table:style-name="Tableau3.A1" office:value-type="string">
            <text:p text:style-name="P35">1<text:span text:style-name="T2">10</text:span></text:p>
          </table:table-cell>
          <table:table-cell table:style-name="Tableau3.A1" office:value-type="string">
            <text:p text:style-name="P35">0000<text:span text:style-name="T2">2</text:span></text:p>
          </table:table-cell>
        </table:table-row>
        <table:table-row table:style-name="TableLine431417024">
          <table:table-cell table:style-name="Tableau3.A1" office:value-type="string">
            <text:p text:style-name="P35">2<text:span text:style-name="T2">10</text:span></text:p>
          </table:table-cell>
          <table:table-cell table:style-name="Tableau3.A1" office:value-type="string">
            <text:p text:style-name="P35">0110<text:span text:style-name="T2">2</text:span></text:p>
          </table:table-cell>
        </table:table-row>
        <table:table-row table:style-name="TableLine431417024">
          <table:table-cell table:style-name="Tableau3.A1" office:value-type="string">
            <text:p text:style-name="P35">3<text:span text:style-name="T2">10</text:span></text:p>
          </table:table-cell>
          <table:table-cell table:style-name="Tableau3.A1" office:value-type="string">
            <text:p text:style-name="P35">1000<text:span text:style-name="T2">2</text:span></text:p>
          </table:table-cell>
        </table:table-row>
        <table:table-row table:style-name="TableLine431417024">
          <table:table-cell table:style-name="Tableau3.A1" office:value-type="string">
            <text:p text:style-name="P35">4<text:span text:style-name="T2">10</text:span></text:p>
          </table:table-cell>
          <table:table-cell table:style-name="Tableau3.A1" office:value-type="string">
            <text:p text:style-name="P35">0001<text:span text:style-name="T2">2</text:span></text:p>
          </table:table-cell>
        </table:table-row>
        <table:table-row table:style-name="TableLine431417024">
          <table:table-cell table:style-name="Tableau3.A1" office:value-type="string">
            <text:p text:style-name="P35">5<text:span text:style-name="T2">10</text:span></text:p>
          </table:table-cell>
          <table:table-cell table:style-name="Tableau3.A1" office:value-type="string">
            <text:p text:style-name="P35">0101<text:span text:style-name="T2">2</text:span></text:p>
          </table:table-cell>
        </table:table-row>
      </table:table>
      <text:p text:style-name="P22"/>
      <text:h text:style-name="Heading_20_3" text:outline-level="3"><text:span text:style-name="T22">8</text:span>.a Combien de bits ont été utilisés pour la quantification ?</text:h>
      <text:p text:style-name="P22"/>
      <text:p text:style-name="P11">4 bits</text:p>
      <text:p text:style-name="P22"/>
      <text:h text:style-name="Heading_20_3" text:outline-level="3"><text:span text:style-name="T22">8</text:span>.b Pour en faire un fichier son, que<text:span text:style-name="T28">lles sont les deux informations qui manquent</text:span> à la suite 0000<text:span text:style-name="T2">2 </text:span><text:span text:style-name="T9"><text:s/>- 0110</text:span><text:span text:style-name="T2">2</text:span><text:span text:style-name="T9"> - 1000</text:span><text:span text:style-name="T2">2</text:span><text:span text:style-name="T9"> - 0001</text:span><text:span text:style-name="T2">2</text:span><text:span text:style-name="T9"> – 0101</text:span><text:span text:style-name="T2">2</text:span><text:span text:style-name="T9"> </text:span><text:span text:style-name="T12">pour que l’ordinateur puisse reconstituer le son </text:span><text:span text:style-name="T9">?</text:span></text:h>
      <text:p text:style-name="P22"/>
      <text:p text:style-name="P10">Un en-tête (un header) <text:span text:style-name="T23">qui </text:span><text:span text:style-name="T29">contient</text:span><text:span text:style-name="T28"> la fréquence d’échantillonnage et le nombre de bits de la quantifica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f0c8b" officeooo:paragraph-rsid="001f0c8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Informatique 1M<text:tab/>Représentation de l’information – TEST 1<text:tab/>2022</text:p>
      </style:header>
      <style:footer>
        <text:p text:style-name="Footer"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Keller</meta:initial-creator>
    <meta:creation-date>2022-09-22T14:19:30.219120444</meta:creation-date>
    <dc:date>2022-09-23T13:58:37.141806614</dc:date>
    <dc:creator>Vincent Keller</dc:creator>
    <meta:editing-duration>PT23H18M21S</meta:editing-duration>
    <meta:editing-cycles>47</meta:editing-cycles>
    <meta:generator>LibreOffice/7.3.5.2$Linux_X86_64 LibreOffice_project/184fe81b8c8c30d8b5082578aee2fed2ea847c01</meta:generator>
    <meta:document-statistic meta:table-count="4" meta:image-count="0" meta:object-count="1" meta:page-count="4" meta:paragraph-count="126" meta:word-count="538" meta:character-count="3136" meta:non-whitespace-character-count="271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49cm" svg:height="7.621cm" xlink:href="." xlink:type="simple" chart:class="chart:scatter" chart:style-name="ch1">
        <chart:legend chart:legend-position="end" svg:x="10.723cm" svg:y="3.511cm" style:legend-expansion="high" chart:style-name="ch2"/>
        <chart:plot-area chart:style-name="ch3" chart:data-source-has-labels="both" svg:x="0.27cm" svg:y="0.152cm" svg:width="10.183cm" svg:height="7.317cm">
          <chart:coordinate-region svg:x="1.103cm" svg:y="0.351cm" svg:width="9.07cm" svg:height="6.919cm"/>
          <chart:axis chart:dimension="x" chart:name="primary-x" chart:style-name="ch4" chartooo:axis-type="auto">
            <chart:categories table:cell-range-address="local-table.$A$2:.$A$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38" chart:label-cell-address="local-table.$C$1" chart:class="chart:scatter">
            <chart:domain table:cell-range-address="local-table.$B$2:.$B$38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amplitu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184fe81b8c8c30d8b5082578aee2fed2ea847c0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